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0.461in"/>
    </style:style>
    <style:style style:name="co22" style:family="table-column">
      <style:table-column-properties fo:break-before="auto" style:column-width="0.5846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1.0811in"/>
    </style:style>
    <style:style style:name="co25" style:family="table-column">
      <style:table-column-properties fo:break-before="auto" style:column-width="0.7398in"/>
    </style:style>
    <style:style style:name="co26" style:family="table-column">
      <style:table-column-properties fo:break-before="auto" style:column-width="0.9862in"/>
    </style:style>
    <style:style style:name="co27" style:family="table-column">
      <style:table-column-properties fo:break-before="auto" style:column-width="1.0291in"/>
    </style:style>
    <style:style style:name="co28" style:family="table-column">
      <style:table-column-properties fo:break-before="auto" style:column-width="1.0138in"/>
    </style:style>
    <style:style style:name="co29" style:family="table-column">
      <style:table-column-properties fo:break-before="auto" style:column-width="0.7827in"/>
    </style:style>
    <style:style style:name="co3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4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Default"/>
        <table:table-column table:style-name="co7" table:number-columns-repeated="6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licenseCost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4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1.75" calcext:value-type="float">
            <text:p>1.75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120" calcext:value-type="float">
            <text:p>120</text:p>
          </table:table-cell>
          <table:table-cell table:style-name="ce3" table:formula="of:=[.E98]/([.B98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120" calcext:value-type="float">
            <text:p>120</text:p>
          </table:table-cell>
          <table:table-cell table:style-name="ce2" table:formula="of:=[.E104]/([.B104] * 86400)" office:value-type="float" office:value="0.0241935483870968" calcext:value-type="float">
            <text:p>0.02419354838709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120" calcext:value-type="float">
            <text:p>120</text:p>
          </table:table-cell>
          <table:table-cell table:style-name="ce3" table:formula="of:=[.E110]/([.B110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table:table-column table:style-name="co20" table:default-cell-style-name="Default"/>
        <table:table-column table:style-name="co21" table:default-cell-style-name="ce125"/>
        <table:table-column table:style-name="co22" table:default-cell-style-name="ce127"/>
        <table:table-column table:style-name="co23" table:default-cell-style-name="ce127"/>
        <table:table-column table:style-name="co24" table:default-cell-style-name="ce130"/>
        <table:table-column table:style-name="co25" table:default-cell-style-name="ce127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3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30" table:default-cell-style-name="ce150"/>
        <table:table-column table:style-name="co3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table:formula="of:=[.G30]*[.H30]" office:value-type="float" office:value="2" calcext:value-type="float">
            <text:p>2.0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1.75" calcext:value-type="float">
            <text:p>1.750</text:p>
          </table:table-cell>
          <table:table-cell table:style-name="ce126" table:formula="of:=([.L30] * [.I30]) - [.K30]" office:value-type="float" office:value="0.5" calcext:value-type="float">
            <text:p>0.500</text:p>
          </table:table-cell>
          <table:table-cell table:style-name="ce137" table:formula="of:=[.M30]/([.E30]*[.H30])" office:value-type="float" office:value="0.25" calcext:value-type="float">
            <text:p>0.25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30.25" calcext:value-type="float">
            <text:p>30.250</text:p>
          </table:table-cell>
          <table:table-cell table:style-name="ce143" table:formula="of:=[.P30]/[.B30] * 60" office:value-type="float" office:value="7.5625" calcext:value-type="float">
            <text:p>7.563</text:p>
          </table:table-cell>
          <table:table-cell table:style-name="ce121"/>
          <table:table-cell table:style-name="ce146" table:formula="of:=20/[.N30]" office:value-type="float" office:value="80" calcext:value-type="float">
            <text:p>80.00</text:p>
          </table:table-cell>
          <table:table-cell table:style-name="ce149" table:formula="of:=[.Q30]*60" office:value-type="float" office:value="453.75" calcext:value-type="float">
            <text:p>453.75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loext:min-decimal-places="4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0:37:06.7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29T10:42:22.808000000</dc:date>
    <meta:editing-duration>P1DT5H32M6S</meta:editing-duration>
    <meta:editing-cycles>139</meta:editing-cycles>
    <meta:generator>LibreOffice/6.3.6.2$Windows_X86_64 LibreOffice_project/2196df99b074d8a661f4036fca8fa0cbfa33a497</meta:generator>
    <meta:document-statistic meta:table-count="2" meta:cell-count="1853" meta:object-count="0"/>
  </office:meta>
</office:document-meta>
</file>